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672cm" fo:min-width="9.914cm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9.40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719cm" fo:min-width="7.054cm"/>
    </style:style>
    <style:style style:name="gr5" style:family="graphic" style:parent-style-name="standard">
      <style:graphic-properties draw:textarea-horizontal-align="justify" draw:textarea-vertical-align="middle" draw:auto-grow-height="false" fo:min-height="0.739cm" fo:min-width="0.847cm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0.847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07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1.476cm"/>
    </style:style>
    <style:style style:name="P1" style:family="paragraph">
      <style:paragraph-properties fo:text-align="center"/>
      <style:text-properties style:font-name="Lohit Punjabi" fo:font-size="16pt" style:font-size-asian="16pt" style:font-size-complex="16pt"/>
    </style:style>
    <style:style style:name="P2" style:family="paragraph">
      <style:paragraph-properties fo:text-align="center"/>
      <style:text-properties style:text-underline-style="solid" style:text-underline-width="bold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bold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style:font-size-asian="16pt" style:font-size-complex="16pt"/>
    </style:style>
    <style:style style:name="T6" style:family="text">
      <style:text-properties fo:font-size="16pt" style:text-underline-style="solid" style:text-underline-width="bold" style:text-underline-color="font-color" style:font-size-asian="16pt" style:font-size-complex="16pt"/>
    </style:style>
    <style:style style:name="T7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11.922cm" svg:x="6.12cm" svg:y="1cm">
          <text:p text:style-name="P1"><text:span text:style-name="T1">User</text:span></text:p>
          <text:p text:style-name="P1"><text:span text:style-name="T2">Name</text:span></text:p>
          <text:p text:style-name="P1"><text:span text:style-name="T2">Email</text:span></text:p>
          <text:p text:style-name="P1"><text:span text:style-name="T2">Password</text:span></text:p>
          <text:p text:style-name="P1"><text:span text:style-name="T2">Profile</text:span></text:p>
          <text:p text:style-name="P1"><text:span text:style-name="T3">Methods</text:span></text:p>
          <text:p text:style-name="P1"><text:span text:style-name="T4">Count recipes</text:span></text:p>
          <text:p text:style-name="P1"><text:span text:style-name="T5">Delete account</text:span></text:p>
          <text:p text:style-name="P1"><text:span text:style-name="T5">Create account</text:span></text:p>
          <text:p text:style-name="P1"><text:span text:style-name="T5">Show Profile</text:span></text:p>
          <text:p text:style-name="P1"><text:span text:style-name="T6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12.7cm" draw:transform="skewX (-0.0118682389135614) translate (0.238cm 13.7cm)">
          <text:p text:style-name="P2"><text:span text:style-name="T7">Recipe</text:span></text:p>
          <text:p text:style-name="P2"><text:span text:style-name="T8">Title</text:span></text:p>
          <text:p text:style-name="P2"><text:span text:style-name="T8">Content</text:span></text:p>
          <text:p text:style-name="P2"><text:span text:style-name="T8">User_id</text:span></text:p>
          <text:p text:style-name="P2"><text:span text:style-name="T8">Created at</text:span></text:p>
          <text:p text:style-name="P2"><text:span text:style-name="T8">Category_id</text:span></text:p>
          <text:p text:style-name="P2"><text:span text:style-name="T9"/></text:p>
          <text:p text:style-name="P2"><text:span text:style-name="T9">Methods</text:span></text:p>
          <text:p text:style-name="P2"><text:span text:style-name="T8">Create Recipe</text:span></text:p>
          <text:p text:style-name="P2"><text:span text:style-name="T8">Show recipe</text:span></text:p>
          <text:p text:style-name="P2"><text:span text:style-name="T8">Edit recipe</text:span></text:p>
          <text:p text:style-name="P2"><text:span text:style-name="T8">Delete recip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397cm" svg:y1="13.192cm" svg:x2="6.714cm" svg:y2="11.305cm">
          <text:p/>
        </draw:line>
        <draw:custom-shape draw:style-name="gr4" draw:text-style-name="P4" draw:layer="layout" svg:width="7.554cm" svg:height="5.969cm" svg:x="13.526cm" svg:y="17.739cm">
          <text:p text:style-name="P4"><text:span text:style-name="T10">Category</text:span></text:p>
          <text:p text:style-name="P4">Name</text:p>
          <text:p text:style-name="P4"/>
          <text:p text:style-name="P4"><text:span text:style-name="T10">Methods</text:span></text:p>
          <text:p text:style-name="P4">Count recipes</text:p>
          <text:p text:style-name="P4">Create</text:p>
          <text:p text:style-name="P4">Edit</text:p>
          <text:p text:style-name="P4">destro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6cm" svg:y1="14.97cm" svg:x2="13.319cm" svg:y2="17.383cm">
          <text:p/>
        </draw:line>
        <draw:line draw:style-name="gr3" draw:text-style-name="P3" draw:layer="layout" svg:x1="5.699cm" svg:y1="3.921cm" svg:x2="1.762cm" svg:y2="12.176cm">
          <text:p/>
        </draw:line>
        <draw:line draw:style-name="gr3" draw:text-style-name="P3" draw:layer="layout" svg:x1="16.367cm" svg:y1="24.241cm" svg:x2="10.652cm" svg:y2="26.654cm">
          <text:p/>
        </draw:line>
        <draw:custom-shape draw:style-name="gr5" draw:text-style-name="P4" draw:layer="layout" svg:width="1.905cm" svg:height="1.397cm" svg:x="1.381cm" svg:y="7.604cm">
          <text:p text:style-name="P4">ma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524cm" svg:x="3.794cm" svg:y="10.144cm">
          <text:p text:style-name="P4">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26cm" svg:height="1.27cm" svg:x="11.982cm" svg:y="15.097cm">
          <text:p text:style-name="P4">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001cm" svg:height="0.254cm" svg:x="12.684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794cm" svg:height="1.016cm" svg:x="11.414cm" svg:y="24.495cm">
          <text:p text:style-name="P4">ma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6:33:28.858911351</meta:creation-date>
    <dc:date>2017-10-16T07:34:11.519144462</dc:date>
    <meta:editing-duration>PT8M27S</meta:editing-duration>
    <meta:editing-cycles>1</meta:editing-cycles>
    <meta:document-statistic meta:object-count="12"/>
    <meta:generator>LibreOffice/5.3.1.2$Linux_X86_64 LibreOffice_project/30m0$Build-2</meta:generator>
  </office:meta>
</office:document-meta>
</file>